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3b1" officeooo:paragraph-rsid="00180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n Cod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1:30:37.088949866</meta:creation-date>
    <dc:date>2020-11-18T01:30:59.702723283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  <meta:generator>LibreOffice/6.4.7.2$Linux_X86_64 LibreOffice_project/40$Build-2</meta:generator>
  </office:meta>
</office:document-meta>
</file>